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lete min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941">
            <text:p>0.000026941</text:p>
          </table:table-cell>
          <table:table-cell office:value-type="float" office:value="0.00003149">
            <text:p>0.00003149</text:p>
          </table:table-cell>
          <table:table-cell office:value-type="float" office:value="0.000009519">
            <text:p>0.000009519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245718">
            <text:p>2.45718E-005</text:p>
          </table:table-cell>
          <table:table-cell table:formula="of:=AVERAGE(INDIRECT(CONCATENATE([.M$2];[.$G4];&quot;:&quot;;[.M$2];[.$H4])))" office:value-type="float" office:value="0.0000276252">
            <text:p>2.76252E-005</text:p>
          </table:table-cell>
          <table:table-cell table:formula="of:=AVERAGE(INDIRECT(CONCATENATE([.N$2];[.$G4];&quot;:&quot;;[.N$2];[.$H4])))" office:value-type="float" office:value="0.0000087706">
            <text:p>8.770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639890625">
            <text:p>0.000000064</text:p>
          </table:table-cell>
          <table:table-cell table:formula="of:=[.M4]/[.P4]" office:value-type="float" office:value="0.000000071940625">
            <text:p>7.1940625E-008</text:p>
          </table:table-cell>
          <table:table-cell table:formula="of:=[.N4]/[.Q4]" office:value-type="float" office:value="0.000000176110524698683">
            <text:p>1.76110524698683E-007</text:p>
          </table:table-cell>
          <table:table-cell/>
          <table:table-cell table:formula="of:=[.$N4]/[.L4]" office:value-type="float" office:value="0.356937627687023">
            <text:p>0.3569376277</text:p>
          </table:table-cell>
          <table:table-cell table:formula="of:=[.$N4]/[.M4]" office:value-type="float" office:value="0.317485484267987">
            <text:p>0.31748548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094">
            <text:p>0.000025094</text:p>
          </table:table-cell>
          <table:table-cell office:value-type="float" office:value="0.00002842">
            <text:p>0.00002842</text:p>
          </table:table-cell>
          <table:table-cell office:value-type="float" office:value="0.000008836">
            <text:p>0.000008836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490566">
            <text:p>4.90566E-005</text:p>
          </table:table-cell>
          <table:table-cell table:formula="of:=AVERAGE(INDIRECT(CONCATENATE([.M$2];[.$G5];&quot;:&quot;;[.M$2];[.$H5])))" office:value-type="float" office:value="0.0000567376">
            <text:p>5.67376E-005</text:p>
          </table:table-cell>
          <table:table-cell table:formula="of:=AVERAGE(INDIRECT(CONCATENATE([.N$2];[.$G5];&quot;:&quot;;[.N$2];[.$H5])))" office:value-type="float" office:value="0.0000010332">
            <text:p>1.0332E-006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547506696428571">
            <text:p>5.47506696428571E-008</text:p>
          </table:table-cell>
          <table:table-cell table:formula="of:=[.M5]/[.P5]" office:value-type="float" office:value="0.0000000633232142857143">
            <text:p>6.33232142857143E-008</text:p>
          </table:table-cell>
          <table:table-cell table:formula="of:=[.N5]/[.Q5]" office:value-type="float" office:value="0.00000000955140660350344">
            <text:p>9.55140660350344E-009</text:p>
          </table:table-cell>
          <table:table-cell/>
          <table:table-cell table:formula="of:=[.$N5]/[.L5]" office:value-type="float" office:value="0.0210613862354912">
            <text:p>0.0210613862</text:p>
          </table:table-cell>
          <table:table-cell table:formula="of:=[.$N5]/[.M5]" office:value-type="float" office:value="0.0182101463579707">
            <text:p>0.018210146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4186">
            <text:p>0.000024186</text:p>
          </table:table-cell>
          <table:table-cell office:value-type="float" office:value="0.000026549">
            <text:p>0.000026549</text:p>
          </table:table-cell>
          <table:table-cell office:value-type="float" office:value="0.000008425">
            <text:p>0.000008425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157072">
            <text:p>0.0001157072</text:p>
          </table:table-cell>
          <table:table-cell table:formula="of:=AVERAGE(INDIRECT(CONCATENATE([.M$2];[.$G6];&quot;:&quot;;[.M$2];[.$H6])))" office:value-type="float" office:value="0.000133007">
            <text:p>0.000133007</text:p>
          </table:table-cell>
          <table:table-cell table:formula="of:=AVERAGE(INDIRECT(CONCATENATE([.N$2];[.$G6];&quot;:&quot;;[.N$2];[.$H6])))" office:value-type="float" office:value="0.0000013224">
            <text:p>1.3224E-006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5649765625">
            <text:p>5.649765625E-008</text:p>
          </table:table-cell>
          <table:table-cell table:formula="of:=[.M6]/[.P6]" office:value-type="float" office:value="0.00000006494482421875">
            <text:p>6.494482421875E-008</text:p>
          </table:table-cell>
          <table:table-cell table:formula="of:=[.N6]/[.Q6]" office:value-type="float" office:value="0.00000000571994493838417">
            <text:p>5.71994493838417E-009</text:p>
          </table:table-cell>
          <table:table-cell/>
          <table:table-cell table:formula="of:=[.$N6]/[.L6]" office:value-type="float" office:value="0.0114288479887163">
            <text:p>0.011428848</text:p>
          </table:table-cell>
          <table:table-cell table:formula="of:=[.$N6]/[.M6]" office:value-type="float" office:value="0.00994233386212756">
            <text:p>0.00994233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488">
            <text:p>0.000023488</text:p>
          </table:table-cell>
          <table:table-cell office:value-type="float" office:value="0.000026012">
            <text:p>0.000026012</text:p>
          </table:table-cell>
          <table:table-cell office:value-type="float" office:value="0.000008525">
            <text:p>0.000008525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124094">
            <text:p>0.0001124094</text:p>
          </table:table-cell>
          <table:table-cell table:formula="of:=AVERAGE(INDIRECT(CONCATENATE([.M$2];[.$G7];&quot;:&quot;;[.M$2];[.$H7])))" office:value-type="float" office:value="0.0000902412">
            <text:p>9.02412E-005</text:p>
          </table:table-cell>
          <table:table-cell table:formula="of:=AVERAGE(INDIRECT(CONCATENATE([.N$2];[.$G7];&quot;:&quot;;[.N$2];[.$H7])))" office:value-type="float" office:value="0.0000004514">
            <text:p>4.514E-007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243944010416667">
            <text:p>2.43944010416667E-008</text:p>
          </table:table-cell>
          <table:table-cell table:formula="of:=[.M7]/[.P7]" office:value-type="float" office:value="0.00000001958359375">
            <text:p>1.958359375E-008</text:p>
          </table:table-cell>
          <table:table-cell table:formula="of:=[.N7]/[.Q7]" office:value-type="float" office:value="0.00000000092391673634202">
            <text:p>9.2391673634202E-010</text:p>
          </table:table-cell>
          <table:table-cell/>
          <table:table-cell table:formula="of:=[.$N7]/[.L7]" office:value-type="float" office:value="0.00401567840411923">
            <text:p>0.0040156784</text:p>
          </table:table-cell>
          <table:table-cell table:formula="of:=[.$N7]/[.M7]" office:value-type="float" office:value="0.00500214979410735">
            <text:p>0.00500214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15">
            <text:p>0.00002315</text:p>
          </table:table-cell>
          <table:table-cell office:value-type="float" office:value="0.000025655">
            <text:p>0.000025655</text:p>
          </table:table-cell>
          <table:table-cell office:value-type="float" office:value="0.000008548">
            <text:p>0.000008548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3902">
            <text:p>0.000223902</text:p>
          </table:table-cell>
          <table:table-cell table:formula="of:=AVERAGE(INDIRECT(CONCATENATE([.M$2];[.$G8];&quot;:&quot;;[.M$2];[.$H8])))" office:value-type="float" office:value="0.0001945044">
            <text:p>0.0001945044</text:p>
          </table:table-cell>
          <table:table-cell table:formula="of:=AVERAGE(INDIRECT(CONCATENATE([.N$2];[.$G8];&quot;:&quot;;[.N$2];[.$H8])))" office:value-type="float" office:value="0.000000474">
            <text:p>0.00000047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18654296875">
            <text:p>2.18654296875E-008</text:p>
          </table:table-cell>
          <table:table-cell table:formula="of:=[.M8]/[.P8]" office:value-type="float" office:value="0.0000000189945703125">
            <text:p>0.000000019</text:p>
          </table:table-cell>
          <table:table-cell table:formula="of:=[.N8]/[.Q8]" office:value-type="float" office:value="0.000000000462890625">
            <text:p>4.62890625E-010</text:p>
          </table:table-cell>
          <table:table-cell/>
          <table:table-cell table:formula="of:=[.$N8]/[.L8]" office:value-type="float" office:value="0.002116997615028">
            <text:p>0.0021169976</text:p>
          </table:table-cell>
          <table:table-cell table:formula="of:=[.$N8]/[.M8]" office:value-type="float" office:value="0.00243696286562155">
            <text:p>0.00243696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944">
            <text:p>0.000049944</text:p>
          </table:table-cell>
          <table:table-cell office:value-type="float" office:value="0.000055143">
            <text:p>0.000055143</text:p>
          </table:table-cell>
          <table:table-cell office:value-type="float" office:value="0.000001115">
            <text:p>0.000001115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377268">
            <text:p>0.000377268</text:p>
          </table:table-cell>
          <table:table-cell table:formula="of:=AVERAGE(INDIRECT(CONCATENATE([.M$2];[.$G9];&quot;:&quot;;[.M$2];[.$H9])))" office:value-type="float" office:value="0.0004015706">
            <text:p>0.0004015706</text:p>
          </table:table-cell>
          <table:table-cell table:formula="of:=AVERAGE(INDIRECT(CONCATENATE([.N$2];[.$G9];&quot;:&quot;;[.N$2];[.$H9])))" office:value-type="float" office:value="0.000000499">
            <text:p>0.000000499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67466264204545">
            <text:p>1.67466264204545E-008</text:p>
          </table:table-cell>
          <table:table-cell table:formula="of:=[.M9]/[.P9]" office:value-type="float" office:value="0.0000000178253995028409">
            <text:p>1.78253995028409E-008</text:p>
          </table:table-cell>
          <table:table-cell table:formula="of:=[.N9]/[.Q9]" office:value-type="float" office:value="0.000000000233967788733776">
            <text:p>2.33967788733776E-010</text:p>
          </table:table-cell>
          <table:table-cell/>
          <table:table-cell table:formula="of:=[.$N9]/[.L9]" office:value-type="float" office:value="0.00132266717558871">
            <text:p>0.0013226672</text:p>
          </table:table-cell>
          <table:table-cell table:formula="of:=[.$N9]/[.M9]" office:value-type="float" office:value="0.00124262084923548">
            <text:p>0.00124262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951">
            <text:p>0.000049951</text:p>
          </table:table-cell>
          <table:table-cell office:value-type="float" office:value="0.000054483">
            <text:p>0.000054483</text:p>
          </table:table-cell>
          <table:table-cell office:value-type="float" office:value="0.000001025">
            <text:p>0.000001025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7243452">
            <text:p>0.0007243452</text:p>
          </table:table-cell>
          <table:table-cell table:formula="of:=AVERAGE(INDIRECT(CONCATENATE([.M$2];[.$G10];&quot;:&quot;;[.M$2];[.$H10])))" office:value-type="float" office:value="0.000810826">
            <text:p>0.000810826</text:p>
          </table:table-cell>
          <table:table-cell table:formula="of:=AVERAGE(INDIRECT(CONCATENATE([.N$2];[.$G10];&quot;:&quot;;[.N$2];[.$H10])))" office:value-type="float" office:value="0.0000005448">
            <text:p>5.448E-007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47368408203125">
            <text:p>1.47368408203125E-008</text:p>
          </table:table-cell>
          <table:table-cell table:formula="of:=[.M10]/[.P10]" office:value-type="float" office:value="0.0000000164962972005208">
            <text:p>1.64962972005208E-008</text:p>
          </table:table-cell>
          <table:table-cell table:formula="of:=[.N10]/[.Q10]" office:value-type="float" office:value="0.000000000123248817552312">
            <text:p>1.23248817552312E-010</text:p>
          </table:table-cell>
          <table:table-cell/>
          <table:table-cell table:formula="of:=[.$N10]/[.L10]" office:value-type="float" office:value="0.000752127576741035">
            <text:p>0.0007521276</text:p>
          </table:table-cell>
          <table:table-cell table:formula="of:=[.$N10]/[.M10]" office:value-type="float" office:value="0.000671907412934464">
            <text:p>0.00067190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236">
            <text:p>0.000049236</text:p>
          </table:table-cell>
          <table:table-cell office:value-type="float" office:value="0.000053427">
            <text:p>0.000053427</text:p>
          </table:table-cell>
          <table:table-cell office:value-type="float" office:value="0.000000999">
            <text:p>0.000000999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468406">
            <text:p>0.001468406</text:p>
          </table:table-cell>
          <table:table-cell table:formula="of:=AVERAGE(INDIRECT(CONCATENATE([.M$2];[.$G11];&quot;:&quot;;[.M$2];[.$H11])))" office:value-type="float" office:value="0.001690992">
            <text:p>0.001690992</text:p>
          </table:table-cell>
          <table:table-cell table:formula="of:=AVERAGE(INDIRECT(CONCATENATE([.N$2];[.$G11];&quot;:&quot;;[.N$2];[.$H11])))" office:value-type="float" office:value="0.000000581">
            <text:p>0.000000581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37883676382212">
            <text:p>1.37883676382212E-008</text:p>
          </table:table-cell>
          <table:table-cell table:formula="of:=[.M11]/[.P11]" office:value-type="float" office:value="0.0000000158784555288462">
            <text:p>1.58784555288462E-008</text:p>
          </table:table-cell>
          <table:table-cell table:formula="of:=[.N11]/[.Q11]" office:value-type="float" office:value="0.0000000000636682748863555">
            <text:p>6.36682748863555E-011</text:p>
          </table:table-cell>
          <table:table-cell/>
          <table:table-cell table:formula="of:=[.$N11]/[.L11]" office:value-type="float" office:value="0.000395667138379985">
            <text:p>0.0003956671</text:p>
          </table:table-cell>
          <table:table-cell table:formula="of:=[.$N11]/[.M11]" office:value-type="float" office:value="0.000343585303774353">
            <text:p>0.000343585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044">
            <text:p>0.000048044</text:p>
          </table:table-cell>
          <table:table-cell office:value-type="float" office:value="0.000054696">
            <text:p>0.000054696</text:p>
          </table:table-cell>
          <table:table-cell office:value-type="float" office:value="0.000000972">
            <text:p>0.000000972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2977844">
            <text:p>0.002977844</text:p>
          </table:table-cell>
          <table:table-cell table:formula="of:=AVERAGE(INDIRECT(CONCATENATE([.M$2];[.$G12];&quot;:&quot;;[.M$2];[.$H12])))" office:value-type="float" office:value="0.003570496">
            <text:p>0.003570496</text:p>
          </table:table-cell>
          <table:table-cell table:formula="of:=AVERAGE(INDIRECT(CONCATENATE([.N$2];[.$G12];&quot;:&quot;;[.N$2];[.$H12])))" office:value-type="float" office:value="0.0000005716">
            <text:p>5.716E-007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29823695591518">
            <text:p>0.000000013</text:p>
          </table:table-cell>
          <table:table-cell table:formula="of:=[.M12]/[.P12]" office:value-type="float" office:value="0.0000000155661272321429">
            <text:p>1.55661272321429E-008</text:p>
          </table:table-cell>
          <table:table-cell table:formula="of:=[.N12]/[.Q12]" office:value-type="float" office:value="0.0000000000304396142721128">
            <text:p>3.04396142721128E-011</text:p>
          </table:table-cell>
          <table:table-cell/>
          <table:table-cell table:formula="of:=[.$N12]/[.L12]" office:value-type="float" office:value="0.00019195095512055">
            <text:p>0.000191951</text:p>
          </table:table-cell>
          <table:table-cell table:formula="of:=[.$N12]/[.M12]" office:value-type="float" office:value="0.000160089802649268">
            <text:p>0.000160089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108">
            <text:p>0.000048108</text:p>
          </table:table-cell>
          <table:table-cell office:value-type="float" office:value="0.000065939">
            <text:p>0.000065939</text:p>
          </table:table-cell>
          <table:table-cell office:value-type="float" office:value="0.000001055">
            <text:p>0.000001055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6048188">
            <text:p>0.006048188</text:p>
          </table:table-cell>
          <table:table-cell table:formula="of:=AVERAGE(INDIRECT(CONCATENATE([.M$2];[.$G13];&quot;:&quot;;[.M$2];[.$H13])))" office:value-type="float" office:value="0.00748527">
            <text:p>0.00748527</text:p>
          </table:table-cell>
          <table:table-cell table:formula="of:=AVERAGE(INDIRECT(CONCATENATE([.N$2];[.$G13];&quot;:&quot;;[.N$2];[.$H13])))" office:value-type="float" office:value="0.0000009362">
            <text:p>9.362E-007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23050699869792">
            <text:p>1.23050699869792E-008</text:p>
          </table:table-cell>
          <table:table-cell table:formula="of:=[.M13]/[.P13]" office:value-type="float" office:value="0.0000000152288208007812">
            <text:p>1.52288208007812E-008</text:p>
          </table:table-cell>
          <table:table-cell table:formula="of:=[.N13]/[.Q13]" office:value-type="float" office:value="0.0000000000242928058691339">
            <text:p>2.42928058691339E-011</text:p>
          </table:table-cell>
          <table:table-cell/>
          <table:table-cell table:formula="of:=[.$N13]/[.L13]" office:value-type="float" office:value="0.000154790161946024">
            <text:p>0.0001547902</text:p>
          </table:table-cell>
          <table:table-cell table:formula="of:=[.$N13]/[.M13]" office:value-type="float" office:value="0.000125072308680916">
            <text:p>0.00012507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564">
            <text:p>0.000104564</text:p>
          </table:table-cell>
          <table:table-cell office:value-type="float" office:value="0.000117727">
            <text:p>0.000117727</text:p>
          </table:table-cell>
          <table:table-cell office:value-type="float" office:value="0.000001039">
            <text:p>0.000001039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643048">
            <text:p>0.01643048</text:p>
          </table:table-cell>
          <table:table-cell table:formula="of:=AVERAGE(INDIRECT(CONCATENATE([.M$2];[.$G14];&quot;:&quot;;[.M$2];[.$H14])))" office:value-type="float" office:value="0.0156909">
            <text:p>0.0156909</text:p>
          </table:table-cell>
          <table:table-cell table:formula="of:=AVERAGE(INDIRECT(CONCATENATE([.N$2];[.$G14];&quot;:&quot;;[.N$2];[.$H14])))" office:value-type="float" office:value="0.0000013864">
            <text:p>1.3864E-00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56693267822266">
            <text:p>1.56693267822266E-008</text:p>
          </table:table-cell>
          <table:table-cell table:formula="of:=[.M14]/[.P14]" office:value-type="float" office:value="0.0000000149640083312988">
            <text:p>0.000000015</text:p>
          </table:table-cell>
          <table:table-cell table:formula="of:=[.N14]/[.Q14]" office:value-type="float" office:value="0.0000000000175686687879633">
            <text:p>1.75686687879633E-011</text:p>
          </table:table-cell>
          <table:table-cell/>
          <table:table-cell table:formula="of:=[.$N14]/[.L14]" office:value-type="float" office:value="0.0000843797624902011">
            <text:p>8.43797624902011E-005</text:p>
          </table:table-cell>
          <table:table-cell table:formula="of:=[.$N14]/[.M14]" office:value-type="float" office:value="0.0000883569457456233">
            <text:p>8.83569457456233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982">
            <text:p>0.000104982</text:p>
          </table:table-cell>
          <table:table-cell office:value-type="float" office:value="0.000142309">
            <text:p>0.000142309</text:p>
          </table:table-cell>
          <table:table-cell office:value-type="float" office:value="0.000001296">
            <text:p>0.000001296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3340878">
            <text:p>0.03340878</text:p>
          </table:table-cell>
          <table:table-cell table:formula="of:=AVERAGE(INDIRECT(CONCATENATE([.M$2];[.$G15];&quot;:&quot;;[.M$2];[.$H15])))" office:value-type="float" office:value="0.03291094">
            <text:p>0.03291094</text:p>
          </table:table-cell>
          <table:table-cell table:formula="of:=AVERAGE(INDIRECT(CONCATENATE([.N$2];[.$G15];&quot;:&quot;;[.N$2];[.$H15])))" office:value-type="float" office:value="0.0000015562">
            <text:p>1.5562E-006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49934566722197">
            <text:p>0.000000015</text:p>
          </table:table-cell>
          <table:table-cell table:formula="of:=[.M15]/[.P15]" office:value-type="float" office:value="0.0000000147700320973116">
            <text:p>1.47700320973116E-008</text:p>
          </table:table-cell>
          <table:table-cell table:formula="of:=[.N15]/[.Q15]" office:value-type="float" office:value="0.00000000000964921303375357">
            <text:p>9.64921303375357E-012</text:p>
          </table:table-cell>
          <table:table-cell/>
          <table:table-cell table:formula="of:=[.$N15]/[.L15]" office:value-type="float" office:value="0.0000465805695389056">
            <text:p>4.65805695389056E-005</text:p>
          </table:table-cell>
          <table:table-cell table:formula="of:=[.$N15]/[.M15]" office:value-type="float" office:value="0.0000472851884510136">
            <text:p>4.72851884510136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463">
            <text:p>0.000104463</text:p>
          </table:table-cell>
          <table:table-cell office:value-type="float" office:value="0.000143968">
            <text:p>0.000143968</text:p>
          </table:table-cell>
          <table:table-cell office:value-type="float" office:value="0.000001887">
            <text:p>0.000001887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7258014">
            <text:p>0.07258014</text:p>
          </table:table-cell>
          <table:table-cell table:formula="of:=AVERAGE(INDIRECT(CONCATENATE([.M$2];[.$G16];&quot;:&quot;;[.M$2];[.$H16])))" office:value-type="float" office:value="0.0709445">
            <text:p>0.0709445</text:p>
          </table:table-cell>
          <table:table-cell table:formula="of:=AVERAGE(INDIRECT(CONCATENATE([.N$2];[.$G16];&quot;:&quot;;[.N$2];[.$H16])))" office:value-type="float" office:value="0.0000014634">
            <text:p>1.4634E-006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153817367553711">
            <text:p>1.53817367553711E-008</text:p>
          </table:table-cell>
          <table:table-cell table:formula="of:=[.M16]/[.P16]" office:value-type="float" office:value="0.0000000150350994533963">
            <text:p>0.000000015</text:p>
          </table:table-cell>
          <table:table-cell table:formula="of:=[.N16]/[.Q16]" office:value-type="float" office:value="0.0000000000044471841419455">
            <text:p>4.4471841419455E-012</text:p>
          </table:table-cell>
          <table:table-cell/>
          <table:table-cell table:formula="of:=[.$N16]/[.L16]" office:value-type="float" office:value="0.0000201625403312807">
            <text:p>2.01625403312807E-005</text:p>
          </table:table-cell>
          <table:table-cell table:formula="of:=[.$N16]/[.M16]" office:value-type="float" office:value="0.0000206273918344622">
            <text:p>2.06273918344622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58374">
            <text:p>0.000158374</text:p>
          </table:table-cell>
          <table:table-cell office:value-type="float" office:value="0.000143983">
            <text:p>0.000143983</text:p>
          </table:table-cell>
          <table:table-cell office:value-type="float" office:value="0.000001325">
            <text:p>0.000001325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1532826">
            <text:p>0.1532826</text:p>
          </table:table-cell>
          <table:table-cell table:formula="of:=AVERAGE(INDIRECT(CONCATENATE([.M$2];[.$G17];&quot;:&quot;;[.M$2];[.$H17])))" office:value-type="float" office:value="0.1516462">
            <text:p>0.1516462</text:p>
          </table:table-cell>
          <table:table-cell table:formula="of:=AVERAGE(INDIRECT(CONCATENATE([.N$2];[.$G17];&quot;:&quot;;[.N$2];[.$H17])))" office:value-type="float" office:value="0.0000015116">
            <text:p>1.5116E-006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153875451338919">
            <text:p>1.53875451338919E-008</text:p>
          </table:table-cell>
          <table:table-cell table:formula="of:=[.M17]/[.P17]" office:value-type="float" office:value="0.0000000152232722232216">
            <text:p>1.52232722232216E-008</text:p>
          </table:table-cell>
          <table:table-cell table:formula="of:=[.N17]/[.Q17]" office:value-type="float" office:value="0.00000000000225465499468473">
            <text:p>2.25465499468473E-012</text:p>
          </table:table-cell>
          <table:table-cell/>
          <table:table-cell table:formula="of:=[.$N17]/[.L17]" office:value-type="float" office:value="0.00000986152374763998">
            <text:p>9.86152374763998E-006</text:p>
          </table:table-cell>
          <table:table-cell table:formula="of:=[.$N17]/[.M17]" office:value-type="float" office:value="0.00000996793853060611">
            <text:p>9.96793853060611E-00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6153">
            <text:p>0.000106153</text:p>
          </table:table-cell>
          <table:table-cell office:value-type="float" office:value="0.000117048">
            <text:p>0.000117048</text:p>
          </table:table-cell>
          <table:table-cell office:value-type="float" office:value="0.000001065">
            <text:p>0.000001065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3070898">
            <text:p>0.3070898</text:p>
          </table:table-cell>
          <table:table-cell table:formula="of:=AVERAGE(INDIRECT(CONCATENATE([.M$2];[.$G18];&quot;:&quot;;[.M$2];[.$H18])))" office:value-type="float" office:value="0.3091148">
            <text:p>0.3091148</text:p>
          </table:table-cell>
          <table:table-cell table:formula="of:=AVERAGE(INDIRECT(CONCATENATE([.N$2];[.$G18];&quot;:&quot;;[.N$2];[.$H18])))" office:value-type="float" office:value="0.0000014502">
            <text:p>1.4502E-00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146431827545166">
            <text:p>1.46431827545166E-008</text:p>
          </table:table-cell>
          <table:table-cell table:formula="of:=[.M18]/[.P18]" office:value-type="float" office:value="0.0000000147397422790527">
            <text:p>1.47397422790527E-008</text:p>
          </table:table-cell>
          <table:table-cell table:formula="of:=[.N18]/[.Q18]" office:value-type="float" office:value="0.00000000000106301814582417">
            <text:p>1.06301814582417E-012</text:p>
          </table:table-cell>
          <table:table-cell/>
          <table:table-cell table:formula="of:=[.$N18]/[.L18]" office:value-type="float" office:value="0.00000472239716200278">
            <text:p>4.72239716200278E-006</text:p>
          </table:table-cell>
          <table:table-cell table:formula="of:=[.$N18]/[.M18]" office:value-type="float" office:value="0.00000469146090708048">
            <text:p>4.69146090708048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27219">
            <text:p>0.000227219</text:p>
          </table:table-cell>
          <table:table-cell office:value-type="float" office:value="0.000095911">
            <text:p>0.000095911</text:p>
          </table:table-cell>
          <table:table-cell office:value-type="float" office:value="0.000000472">
            <text:p>0.000000472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47112">
            <text:p>0.47112</text:p>
          </table:table-cell>
          <table:table-cell table:formula="of:=AVERAGE(INDIRECT(CONCATENATE([.M$2];[.$G19];&quot;:&quot;;[.M$2];[.$H19])))" office:value-type="float" office:value="0.6396492">
            <text:p>0.6396492</text:p>
          </table:table-cell>
          <table:table-cell table:formula="of:=AVERAGE(INDIRECT(CONCATENATE([.N$2];[.$G19];&quot;:&quot;;[.N$2];[.$H19])))" office:value-type="float" office:value="0.0000015406">
            <text:p>1.5406E-006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10697501046317">
            <text:p>1.0697501046317E-008</text:p>
          </table:table-cell>
          <table:table-cell table:formula="of:=[.M19]/[.P19]" office:value-type="float" office:value="0.0000000145242146083287">
            <text:p>1.45242146083287E-008</text:p>
          </table:table-cell>
          <table:table-cell table:formula="of:=[.N19]/[.Q19]" office:value-type="float" office:value="0.000000000000555592653089794">
            <text:p>5.55592653089794E-013</text:p>
          </table:table-cell>
          <table:table-cell/>
          <table:table-cell table:formula="of:=[.$N19]/[.L19]" office:value-type="float" office:value="0.00000327007980981491">
            <text:p>3.27007980981491E-006</text:p>
          </table:table-cell>
          <table:table-cell table:formula="of:=[.$N19]/[.M19]" office:value-type="float" office:value="0.00000240850766326293">
            <text:p>2.40850766326293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91515">
            <text:p>0.000091515</text:p>
          </table:table-cell>
          <table:table-cell office:value-type="float" office:value="0.000088734">
            <text:p>0.000088734</text:p>
          </table:table-cell>
          <table:table-cell office:value-type="float" office:value="0.000000445">
            <text:p>0.000000445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9627778">
            <text:p>0.9627778</text:p>
          </table:table-cell>
          <table:table-cell table:formula="of:=AVERAGE(INDIRECT(CONCATENATE([.M$2];[.$G20];&quot;:&quot;;[.M$2];[.$H20])))" office:value-type="float" office:value="1.341254">
            <text:p>1.341254</text:p>
          </table:table-cell>
          <table:table-cell table:formula="of:=AVERAGE(INDIRECT(CONCATENATE([.N$2];[.$G20];&quot;:&quot;;[.N$2];[.$H20])))" office:value-type="float" office:value="0.000001649">
            <text:p>0.000001649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104338234121149">
            <text:p>1.04338234121149E-008</text:p>
          </table:table-cell>
          <table:table-cell table:formula="of:=[.M20]/[.P20]" office:value-type="float" office:value="0.0000000145354487679221">
            <text:p>1.45354487679221E-008</text:p>
          </table:table-cell>
          <table:table-cell table:formula="of:=[.N20]/[.Q20]" office:value-type="float" office:value="0.000000000000292867695514262">
            <text:p>2.92867695514262E-013</text:p>
          </table:table-cell>
          <table:table-cell/>
          <table:table-cell table:formula="of:=[.$N20]/[.L20]" office:value-type="float" office:value="0.00000171275241286203">
            <text:p>1.71275241286203E-006</text:p>
          </table:table-cell>
          <table:table-cell table:formula="of:=[.$N20]/[.M20]" office:value-type="float" office:value="0.0000012294464732258">
            <text:p>1.2294464732258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824">
            <text:p>0.000081824</text:p>
          </table:table-cell>
          <table:table-cell office:value-type="float" office:value="0.000088442">
            <text:p>0.000088442</text:p>
          </table:table-cell>
          <table:table-cell office:value-type="float" office:value="0.000000438">
            <text:p>0.000000438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2.26508">
            <text:p>2.26508</text:p>
          </table:table-cell>
          <table:table-cell table:formula="of:=AVERAGE(INDIRECT(CONCATENATE([.M$2];[.$G21];&quot;:&quot;;[.M$2];[.$H21])))" office:value-type="float" office:value="2.747468">
            <text:p>2.747468</text:p>
          </table:table-cell>
          <table:table-cell table:formula="of:=AVERAGE(INDIRECT(CONCATENATE([.N$2];[.$G21];&quot;:&quot;;[.N$2];[.$H21])))" office:value-type="float" office:value="0.0000015958">
            <text:p>1.5958E-006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117399381554645">
            <text:p>1.17399381554645E-008</text:p>
          </table:table-cell>
          <table:table-cell table:formula="of:=[.M21]/[.P21]" office:value-type="float" office:value="0.0000000142401612323263">
            <text:p>1.42401612323263E-008</text:p>
          </table:table-cell>
          <table:table-cell table:formula="of:=[.N21]/[.Q21]" office:value-type="float" office:value="0.000000000000139700591581854">
            <text:p>1.39700591581854E-013</text:p>
          </table:table-cell>
          <table:table-cell/>
          <table:table-cell table:formula="of:=[.$N21]/[.L21]" office:value-type="float" office:value="0.000000704522577569004">
            <text:p>7.04522577569004E-007</text:p>
          </table:table-cell>
          <table:table-cell table:formula="of:=[.$N21]/[.M21]" office:value-type="float" office:value="0.000000580825691145447">
            <text:p>5.80825691145447E-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0816">
            <text:p>0.000080816</text:p>
          </table:table-cell>
          <table:table-cell office:value-type="float" office:value="0.000089686">
            <text:p>0.000089686</text:p>
          </table:table-cell>
          <table:table-cell office:value-type="float" office:value="0.000000434">
            <text:p>0.000000434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4.145382">
            <text:p>4.145382</text:p>
          </table:table-cell>
          <table:table-cell table:formula="of:=AVERAGE(INDIRECT(CONCATENATE([.M$2];[.$G22];&quot;:&quot;;[.M$2];[.$H22])))" office:value-type="float" office:value="5.696122">
            <text:p>5.696122</text:p>
          </table:table-cell>
          <table:table-cell table:formula="of:=AVERAGE(INDIRECT(CONCATENATE([.N$2];[.$G22];&quot;:&quot;;[.N$2];[.$H22])))" office:value-type="float" office:value="0.0000014472">
            <text:p>1.4472E-00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102951675653458">
            <text:p>1.02951675653458E-008</text:p>
          </table:table-cell>
          <table:table-cell table:formula="of:=[.M22]/[.P22]" office:value-type="float" office:value="0.0000000141464720169703">
            <text:p>1.41464720169703E-008</text:p>
          </table:table-cell>
          <table:table-cell table:formula="of:=[.N22]/[.Q22]" office:value-type="float" office:value="0.0000000000000624975650915393">
            <text:p>6.24975650915393E-014</text:p>
          </table:table-cell>
          <table:table-cell/>
          <table:table-cell table:formula="of:=[.$N22]/[.L22]" office:value-type="float" office:value="0.000000349111372606915">
            <text:p>3.49111372606915E-007</text:p>
          </table:table-cell>
          <table:table-cell table:formula="of:=[.$N22]/[.M22]" office:value-type="float" office:value="0.000000254067591951156">
            <text:p>2.54067591951156E-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0673">
            <text:p>0.000080673</text:p>
          </table:table-cell>
          <table:table-cell office:value-type="float" office:value="0.000088433">
            <text:p>0.000088433</text:p>
          </table:table-cell>
          <table:table-cell office:value-type="float" office:value="0.000000468">
            <text:p>0.000000468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3237">
            <text:p>0.00023237</text:p>
          </table:table-cell>
          <table:table-cell office:value-type="float" office:value="0.000183499">
            <text:p>0.000183499</text:p>
          </table:table-cell>
          <table:table-cell office:value-type="float" office:value="0.000000455">
            <text:p>0.00000045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5861">
            <text:p>0.000215861</text:p>
          </table:table-cell>
          <table:table-cell office:value-type="float" office:value="0.000183519">
            <text:p>0.000183519</text:p>
          </table:table-cell>
          <table:table-cell office:value-type="float" office:value="0.000000504">
            <text:p>0.00000050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18103">
            <text:p>0.000218103</text:p>
          </table:table-cell>
          <table:table-cell office:value-type="float" office:value="0.000184654">
            <text:p>0.000184654</text:p>
          </table:table-cell>
          <table:table-cell office:value-type="float" office:value="0.000000419">
            <text:p>0.00000041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30145">
            <text:p>0.000230145</text:p>
          </table:table-cell>
          <table:table-cell office:value-type="float" office:value="0.000229305">
            <text:p>0.000229305</text:p>
          </table:table-cell>
          <table:table-cell office:value-type="float" office:value="0.000000511">
            <text:p>0.000000511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031">
            <text:p>0.000223031</text:p>
          </table:table-cell>
          <table:table-cell office:value-type="float" office:value="0.000191545">
            <text:p>0.000191545</text:p>
          </table:table-cell>
          <table:table-cell office:value-type="float" office:value="0.000000481">
            <text:p>0.00000048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89341">
            <text:p>0.000489341</text:p>
          </table:table-cell>
          <table:table-cell office:value-type="float" office:value="0.000393991">
            <text:p>0.000393991</text:p>
          </table:table-cell>
          <table:table-cell office:value-type="float" office:value="0.000000465">
            <text:p>0.00000046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8731">
            <text:p>0.000348731</text:p>
          </table:table-cell>
          <table:table-cell office:value-type="float" office:value="0.000407144">
            <text:p>0.000407144</text:p>
          </table:table-cell>
          <table:table-cell office:value-type="float" office:value="0.000000521">
            <text:p>0.00000052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51262">
            <text:p>0.000351262</text:p>
          </table:table-cell>
          <table:table-cell office:value-type="float" office:value="0.000418666">
            <text:p>0.000418666</text:p>
          </table:table-cell>
          <table:table-cell office:value-type="float" office:value="0.000000493">
            <text:p>0.00000049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8934">
            <text:p>0.000348934</text:p>
          </table:table-cell>
          <table:table-cell office:value-type="float" office:value="0.000397752">
            <text:p>0.000397752</text:p>
          </table:table-cell>
          <table:table-cell office:value-type="float" office:value="0.000000521">
            <text:p>0.00000052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8072">
            <text:p>0.000348072</text:p>
          </table:table-cell>
          <table:table-cell office:value-type="float" office:value="0.0003903">
            <text:p>0.0003903</text:p>
          </table:table-cell>
          <table:table-cell office:value-type="float" office:value="0.000000495">
            <text:p>0.00000049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5977">
            <text:p>0.000715977</text:p>
          </table:table-cell>
          <table:table-cell office:value-type="float" office:value="0.000814082">
            <text:p>0.000814082</text:p>
          </table:table-cell>
          <table:table-cell office:value-type="float" office:value="0.000000518">
            <text:p>0.00000051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2397">
            <text:p>0.000712397</text:p>
          </table:table-cell>
          <table:table-cell office:value-type="float" office:value="0.000803545">
            <text:p>0.000803545</text:p>
          </table:table-cell>
          <table:table-cell office:value-type="float" office:value="0.000000532">
            <text:p>0.00000053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7282">
            <text:p>0.000717282</text:p>
          </table:table-cell>
          <table:table-cell office:value-type="float" office:value="0.000813093">
            <text:p>0.000813093</text:p>
          </table:table-cell>
          <table:table-cell office:value-type="float" office:value="0.000000602">
            <text:p>0.00000060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63823">
            <text:p>0.000763823</text:p>
          </table:table-cell>
          <table:table-cell office:value-type="float" office:value="0.000813129">
            <text:p>0.000813129</text:p>
          </table:table-cell>
          <table:table-cell office:value-type="float" office:value="0.00000053">
            <text:p>0.0000005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2247">
            <text:p>0.000712247</text:p>
          </table:table-cell>
          <table:table-cell office:value-type="float" office:value="0.000810281">
            <text:p>0.000810281</text:p>
          </table:table-cell>
          <table:table-cell office:value-type="float" office:value="0.000000542">
            <text:p>0.00000054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657">
            <text:p>0.0014657</text:p>
          </table:table-cell>
          <table:table-cell office:value-type="float" office:value="0.00169561">
            <text:p>0.00169561</text:p>
          </table:table-cell>
          <table:table-cell office:value-type="float" office:value="0.000000599">
            <text:p>0.00000059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50683">
            <text:p>0.00150683</text:p>
          </table:table-cell>
          <table:table-cell office:value-type="float" office:value="0.00169851">
            <text:p>0.00169851</text:p>
          </table:table-cell>
          <table:table-cell office:value-type="float" office:value="0.000000573">
            <text:p>0.00000057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712">
            <text:p>0.00145712</text:p>
          </table:table-cell>
          <table:table-cell office:value-type="float" office:value="0.00169966">
            <text:p>0.00169966</text:p>
          </table:table-cell>
          <table:table-cell office:value-type="float" office:value="0.000000581">
            <text:p>0.00000058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286">
            <text:p>0.00145286</text:p>
          </table:table-cell>
          <table:table-cell office:value-type="float" office:value="0.00168857">
            <text:p>0.00168857</text:p>
          </table:table-cell>
          <table:table-cell office:value-type="float" office:value="0.0000006">
            <text:p>0.000000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952">
            <text:p>0.00145952</text:p>
          </table:table-cell>
          <table:table-cell office:value-type="float" office:value="0.00167261">
            <text:p>0.00167261</text:p>
          </table:table-cell>
          <table:table-cell office:value-type="float" office:value="0.000000552">
            <text:p>0.00000055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00407">
            <text:p>0.00300407</text:p>
          </table:table-cell>
          <table:table-cell office:value-type="float" office:value="0.00354328">
            <text:p>0.00354328</text:p>
          </table:table-cell>
          <table:table-cell office:value-type="float" office:value="0.000000561">
            <text:p>0.00000056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734">
            <text:p>0.0029734</text:p>
          </table:table-cell>
          <table:table-cell office:value-type="float" office:value="0.00358935">
            <text:p>0.00358935</text:p>
          </table:table-cell>
          <table:table-cell office:value-type="float" office:value="0.000000508">
            <text:p>0.00000050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7198">
            <text:p>0.00297198</text:p>
          </table:table-cell>
          <table:table-cell office:value-type="float" office:value="0.0035683">
            <text:p>0.0035683</text:p>
          </table:table-cell>
          <table:table-cell office:value-type="float" office:value="0.00000064">
            <text:p>0.0000006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15">
            <text:p>0.0029815</text:p>
          </table:table-cell>
          <table:table-cell office:value-type="float" office:value="0.00356894">
            <text:p>0.00356894</text:p>
          </table:table-cell>
          <table:table-cell office:value-type="float" office:value="0.000000585">
            <text:p>0.00000058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5827">
            <text:p>0.00295827</text:p>
          </table:table-cell>
          <table:table-cell office:value-type="float" office:value="0.00358261">
            <text:p>0.00358261</text:p>
          </table:table-cell>
          <table:table-cell office:value-type="float" office:value="0.000000564">
            <text:p>0.00000056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339">
            <text:p>0.00606339</text:p>
          </table:table-cell>
          <table:table-cell office:value-type="float" office:value="0.00744859">
            <text:p>0.00744859</text:p>
          </table:table-cell>
          <table:table-cell office:value-type="float" office:value="0.000000839">
            <text:p>0.00000083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3929">
            <text:p>0.00603929</text:p>
          </table:table-cell>
          <table:table-cell office:value-type="float" office:value="0.00746398">
            <text:p>0.00746398</text:p>
          </table:table-cell>
          <table:table-cell office:value-type="float" office:value="0.000001006">
            <text:p>0.00000100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2684">
            <text:p>0.00602684</text:p>
          </table:table-cell>
          <table:table-cell office:value-type="float" office:value="0.00756547">
            <text:p>0.00756547</text:p>
          </table:table-cell>
          <table:table-cell office:value-type="float" office:value="0.000000967">
            <text:p>0.00000096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117">
            <text:p>0.00606117</text:p>
          </table:table-cell>
          <table:table-cell office:value-type="float" office:value="0.00746738">
            <text:p>0.00746738</text:p>
          </table:table-cell>
          <table:table-cell office:value-type="float" office:value="0.000000873">
            <text:p>0.00000087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5025">
            <text:p>0.00605025</text:p>
          </table:table-cell>
          <table:table-cell office:value-type="float" office:value="0.00748093">
            <text:p>0.00748093</text:p>
          </table:table-cell>
          <table:table-cell office:value-type="float" office:value="0.000000996">
            <text:p>0.00000099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75">
            <text:p>0.016475</text:p>
          </table:table-cell>
          <table:table-cell office:value-type="float" office:value="0.0156454">
            <text:p>0.0156454</text:p>
          </table:table-cell>
          <table:table-cell office:value-type="float" office:value="0.000001775">
            <text:p>0.00000177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42">
            <text:p>0.016442</text:p>
          </table:table-cell>
          <table:table-cell office:value-type="float" office:value="0.0156955">
            <text:p>0.0156955</text:p>
          </table:table-cell>
          <table:table-cell office:value-type="float" office:value="0.000001232">
            <text:p>0.00000123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3991">
            <text:p>0.0163991</text:p>
          </table:table-cell>
          <table:table-cell office:value-type="float" office:value="0.0155883">
            <text:p>0.0155883</text:p>
          </table:table-cell>
          <table:table-cell office:value-type="float" office:value="0.000001285">
            <text:p>0.0000012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091">
            <text:p>0.0164091</text:p>
          </table:table-cell>
          <table:table-cell office:value-type="float" office:value="0.0156022">
            <text:p>0.0156022</text:p>
          </table:table-cell>
          <table:table-cell office:value-type="float" office:value="0.000001289">
            <text:p>0.00000128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272">
            <text:p>0.0164272</text:p>
          </table:table-cell>
          <table:table-cell office:value-type="float" office:value="0.0159231">
            <text:p>0.0159231</text:p>
          </table:table-cell>
          <table:table-cell office:value-type="float" office:value="0.000001351">
            <text:p>0.00000135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1159">
            <text:p>0.0351159</text:p>
          </table:table-cell>
          <table:table-cell office:value-type="float" office:value="0.03331">
            <text:p>0.03331</text:p>
          </table:table-cell>
          <table:table-cell office:value-type="float" office:value="0.00000149">
            <text:p>0.0000014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269028">
            <text:p>0.0269028</text:p>
          </table:table-cell>
          <table:table-cell office:value-type="float" office:value="0.0326777">
            <text:p>0.0326777</text:p>
          </table:table-cell>
          <table:table-cell office:value-type="float" office:value="0.000001483">
            <text:p>0.00000148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1702">
            <text:p>0.0351702</text:p>
          </table:table-cell>
          <table:table-cell office:value-type="float" office:value="0.0327211">
            <text:p>0.0327211</text:p>
          </table:table-cell>
          <table:table-cell office:value-type="float" office:value="0.000001704">
            <text:p>0.00000170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149">
            <text:p>0.0350149</text:p>
          </table:table-cell>
          <table:table-cell office:value-type="float" office:value="0.0328167">
            <text:p>0.0328167</text:p>
          </table:table-cell>
          <table:table-cell office:value-type="float" office:value="0.000001567">
            <text:p>0.0000015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401">
            <text:p>0.0348401</text:p>
          </table:table-cell>
          <table:table-cell office:value-type="float" office:value="0.0330292">
            <text:p>0.0330292</text:p>
          </table:table-cell>
          <table:table-cell office:value-type="float" office:value="0.000001537">
            <text:p>0.00000153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1821">
            <text:p>0.0721821</text:p>
          </table:table-cell>
          <table:table-cell office:value-type="float" office:value="0.07086">
            <text:p>0.07086</text:p>
          </table:table-cell>
          <table:table-cell office:value-type="float" office:value="0.000001429">
            <text:p>0.00000142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7007">
            <text:p>0.0727007</text:p>
          </table:table-cell>
          <table:table-cell office:value-type="float" office:value="0.0706042">
            <text:p>0.0706042</text:p>
          </table:table-cell>
          <table:table-cell office:value-type="float" office:value="0.000001462">
            <text:p>0.00000146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293">
            <text:p>0.072293</text:p>
          </table:table-cell>
          <table:table-cell office:value-type="float" office:value="0.0719184">
            <text:p>0.0719184</text:p>
          </table:table-cell>
          <table:table-cell office:value-type="float" office:value="0.000001682">
            <text:p>0.00000168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6227">
            <text:p>0.0726227</text:p>
          </table:table-cell>
          <table:table-cell office:value-type="float" office:value="0.070754">
            <text:p>0.070754</text:p>
          </table:table-cell>
          <table:table-cell office:value-type="float" office:value="0.000001422">
            <text:p>0.00000142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022">
            <text:p>0.0731022</text:p>
          </table:table-cell>
          <table:table-cell office:value-type="float" office:value="0.0705859">
            <text:p>0.0705859</text:p>
          </table:table-cell>
          <table:table-cell office:value-type="float" office:value="0.000001322">
            <text:p>0.00000132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6441">
            <text:p>0.146441</text:p>
          </table:table-cell>
          <table:table-cell office:value-type="float" office:value="0.147089">
            <text:p>0.147089</text:p>
          </table:table-cell>
          <table:table-cell office:value-type="float" office:value="0.000001422">
            <text:p>0.00000142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756">
            <text:p>0.147756</text:p>
          </table:table-cell>
          <table:table-cell office:value-type="float" office:value="0.147374">
            <text:p>0.147374</text:p>
          </table:table-cell>
          <table:table-cell office:value-type="float" office:value="0.000001596">
            <text:p>0.000001596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59049">
            <text:p>0.159049</text:p>
          </table:table-cell>
          <table:table-cell office:value-type="float" office:value="0.147729">
            <text:p>0.147729</text:p>
          </table:table-cell>
          <table:table-cell office:value-type="float" office:value="0.00000155">
            <text:p>0.0000015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8732">
            <text:p>0.148732</text:p>
          </table:table-cell>
          <table:table-cell office:value-type="float" office:value="0.148108">
            <text:p>0.148108</text:p>
          </table:table-cell>
          <table:table-cell office:value-type="float" office:value="0.00000163">
            <text:p>0.0000016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64435">
            <text:p>0.164435</text:p>
          </table:table-cell>
          <table:table-cell office:value-type="float" office:value="0.167931">
            <text:p>0.167931</text:p>
          </table:table-cell>
          <table:table-cell office:value-type="float" office:value="0.00000136">
            <text:p>0.0000013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12872">
            <text:p>0.312872</text:p>
          </table:table-cell>
          <table:table-cell office:value-type="float" office:value="0.31055">
            <text:p>0.31055</text:p>
          </table:table-cell>
          <table:table-cell office:value-type="float" office:value="0.00000154">
            <text:p>0.0000015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8974">
            <text:p>0.298974</text:p>
          </table:table-cell>
          <table:table-cell office:value-type="float" office:value="0.307769">
            <text:p>0.307769</text:p>
          </table:table-cell>
          <table:table-cell office:value-type="float" office:value="0.000001261">
            <text:p>0.00000126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5898">
            <text:p>0.295898</text:p>
          </table:table-cell>
          <table:table-cell office:value-type="float" office:value="0.306883">
            <text:p>0.306883</text:p>
          </table:table-cell>
          <table:table-cell office:value-type="float" office:value="0.000001598">
            <text:p>0.00000159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9513">
            <text:p>0.299513</text:p>
          </table:table-cell>
          <table:table-cell office:value-type="float" office:value="0.308422">
            <text:p>0.308422</text:p>
          </table:table-cell>
          <table:table-cell office:value-type="float" office:value="0.000001424">
            <text:p>0.00000142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28192">
            <text:p>0.328192</text:p>
          </table:table-cell>
          <table:table-cell office:value-type="float" office:value="0.31195">
            <text:p>0.31195</text:p>
          </table:table-cell>
          <table:table-cell office:value-type="float" office:value="0.000001428">
            <text:p>0.00000142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5461">
            <text:p>0.465461</text:p>
          </table:table-cell>
          <table:table-cell office:value-type="float" office:value="0.643435">
            <text:p>0.643435</text:p>
          </table:table-cell>
          <table:table-cell office:value-type="float" office:value="0.000001285">
            <text:p>0.000001285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0995">
            <text:p>0.470995</text:p>
          </table:table-cell>
          <table:table-cell office:value-type="float" office:value="0.635939">
            <text:p>0.635939</text:p>
          </table:table-cell>
          <table:table-cell office:value-type="float" office:value="0.000001666">
            <text:p>0.000001666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373">
            <text:p>0.47373</text:p>
          </table:table-cell>
          <table:table-cell office:value-type="float" office:value="0.645222">
            <text:p>0.645222</text:p>
          </table:table-cell>
          <table:table-cell office:value-type="float" office:value="0.000001547">
            <text:p>0.00000154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8203">
            <text:p>0.468203</text:p>
          </table:table-cell>
          <table:table-cell office:value-type="float" office:value="0.637643">
            <text:p>0.637643</text:p>
          </table:table-cell>
          <table:table-cell office:value-type="float" office:value="0.000001639">
            <text:p>0.00000163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7211">
            <text:p>0.477211</text:p>
          </table:table-cell>
          <table:table-cell office:value-type="float" office:value="0.636007">
            <text:p>0.636007</text:p>
          </table:table-cell>
          <table:table-cell office:value-type="float" office:value="0.000001566">
            <text:p>0.0000015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49025">
            <text:p>0.949025</text:p>
          </table:table-cell>
          <table:table-cell office:value-type="float" office:value="1.32739">
            <text:p>1.32739</text:p>
          </table:table-cell>
          <table:table-cell office:value-type="float" office:value="0.000001678">
            <text:p>0.00000167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53533">
            <text:p>0.953533</text:p>
          </table:table-cell>
          <table:table-cell office:value-type="float" office:value="1.34071">
            <text:p>1.34071</text:p>
          </table:table-cell>
          <table:table-cell office:value-type="float" office:value="0.000001634">
            <text:p>0.00000163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3411">
            <text:p>0.963411</text:p>
          </table:table-cell>
          <table:table-cell office:value-type="float" office:value="1.35354">
            <text:p>1.35354</text:p>
          </table:table-cell>
          <table:table-cell office:value-type="float" office:value="0.000001645">
            <text:p>0.000001645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2377">
            <text:p>0.972377</text:p>
          </table:table-cell>
          <table:table-cell office:value-type="float" office:value="1.34087">
            <text:p>1.34087</text:p>
          </table:table-cell>
          <table:table-cell office:value-type="float" office:value="0.000001607">
            <text:p>0.000001607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5543">
            <text:p>0.975543</text:p>
          </table:table-cell>
          <table:table-cell office:value-type="float" office:value="1.34376">
            <text:p>1.34376</text:p>
          </table:table-cell>
          <table:table-cell office:value-type="float" office:value="0.000001681">
            <text:p>0.00000168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48021">
            <text:p>2.48021</text:p>
          </table:table-cell>
          <table:table-cell office:value-type="float" office:value="2.82704">
            <text:p>2.82704</text:p>
          </table:table-cell>
          <table:table-cell office:value-type="float" office:value="0.000001611">
            <text:p>0.00000161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659">
            <text:p>1.95659</text:p>
          </table:table-cell>
          <table:table-cell office:value-type="float" office:value="2.73647">
            <text:p>2.73647</text:p>
          </table:table-cell>
          <table:table-cell office:value-type="float" office:value="0.000001635">
            <text:p>0.00000163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47185">
            <text:p>2.47185</text:p>
          </table:table-cell>
          <table:table-cell office:value-type="float" office:value="2.72444">
            <text:p>2.72444</text:p>
          </table:table-cell>
          <table:table-cell office:value-type="float" office:value="0.000001625">
            <text:p>0.00000162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4748">
            <text:p>1.94748</text:p>
          </table:table-cell>
          <table:table-cell office:value-type="float" office:value="2.72397">
            <text:p>2.72397</text:p>
          </table:table-cell>
          <table:table-cell office:value-type="float" office:value="0.000001466">
            <text:p>0.00000146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46927">
            <text:p>2.46927</text:p>
          </table:table-cell>
          <table:table-cell office:value-type="float" office:value="2.72542">
            <text:p>2.72542</text:p>
          </table:table-cell>
          <table:table-cell office:value-type="float" office:value="0.000001642">
            <text:p>0.00000164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0591">
            <text:p>3.90591</text:p>
          </table:table-cell>
          <table:table-cell office:value-type="float" office:value="5.67745">
            <text:p>5.67745</text:p>
          </table:table-cell>
          <table:table-cell office:value-type="float" office:value="0.000001534">
            <text:p>0.00000153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3307">
            <text:p>3.93307</text:p>
          </table:table-cell>
          <table:table-cell office:value-type="float" office:value="5.70022">
            <text:p>5.70022</text:p>
          </table:table-cell>
          <table:table-cell office:value-type="float" office:value="0.00000132">
            <text:p>0.0000013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2529">
            <text:p>3.92529</text:p>
          </table:table-cell>
          <table:table-cell office:value-type="float" office:value="5.69954">
            <text:p>5.69954</text:p>
          </table:table-cell>
          <table:table-cell office:value-type="float" office:value="0.000001556">
            <text:p>0.00000155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5202">
            <text:p>3.95202</text:p>
          </table:table-cell>
          <table:table-cell office:value-type="float" office:value="5.71249">
            <text:p>5.71249</text:p>
          </table:table-cell>
          <table:table-cell office:value-type="float" office:value="0.000001493">
            <text:p>0.00000149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01062">
            <text:p>5.01062</text:p>
          </table:table-cell>
          <table:table-cell office:value-type="float" office:value="5.69091">
            <text:p>5.69091</text:p>
          </table:table-cell>
          <table:table-cell office:value-type="float" office:value="0.000001333">
            <text:p>0.0000013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3:1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3:19:41</dc:date>
    <dc:creator>mind </dc:creator>
    <meta:editing-duration>PT1H49M58S</meta:editing-duration>
    <meta:editing-cycles>5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913cm" svg:y="0.446cm" chart:style-name="ch2">
          <text:p>Priority Queues - DeleteMin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39890625">
                <text:p>0.0000000639890625</text:p>
                <draw:g>
                  <svg:desc>Sheet1.S4:Sheet1.S22</svg:desc>
                </draw:g>
              </table:table-cell>
              <table:table-cell office:value-type="float" office:value="0.000000071940625">
                <text:p>0.000000071940625</text:p>
                <draw:g>
                  <svg:desc>Sheet1.T4:Sheet1.T22</svg:desc>
                </draw:g>
              </table:table-cell>
              <table:table-cell office:value-type="float" office:value="0.000000176110524698683">
                <text:p>0.0000001761105246986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47506696428571">
                <text:p>0.0000000547506696428571</text:p>
              </table:table-cell>
              <table:table-cell office:value-type="float" office:value="0.0000000633232142857143">
                <text:p>0.0000000633232142857143</text:p>
              </table:table-cell>
              <table:table-cell office:value-type="float" office:value="0.00000000955140660350344">
                <text:p>0.000000009551406603503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649765625">
                <text:p>0.00000005649765625</text:p>
              </table:table-cell>
              <table:table-cell office:value-type="float" office:value="0.00000006494482421875">
                <text:p>0.00000006494482421875</text:p>
              </table:table-cell>
              <table:table-cell office:value-type="float" office:value="0.00000000571994493838417">
                <text:p>0.0000000057199449383841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3944010416667">
                <text:p>0.0000000243944010416667</text:p>
              </table:table-cell>
              <table:table-cell office:value-type="float" office:value="0.00000001958359375">
                <text:p>0.00000001958359375</text:p>
              </table:table-cell>
              <table:table-cell office:value-type="float" office:value="0.00000000092391673634202">
                <text:p>0.0000000009239167363420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18654296875">
                <text:p>0.0000000218654296875</text:p>
              </table:table-cell>
              <table:table-cell office:value-type="float" office:value="0.0000000189945703125">
                <text:p>0.0000000189945703125</text:p>
              </table:table-cell>
              <table:table-cell office:value-type="float" office:value="0.000000000462890625">
                <text:p>0.0000000004628906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67466264204545">
                <text:p>0.0000000167466264204545</text:p>
              </table:table-cell>
              <table:table-cell office:value-type="float" office:value="0.0000000178253995028409">
                <text:p>0.0000000178253995028409</text:p>
              </table:table-cell>
              <table:table-cell office:value-type="float" office:value="0.000000000233967788733776">
                <text:p>0.0000000002339677887337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47368408203125">
                <text:p>0.0000000147368408203125</text:p>
              </table:table-cell>
              <table:table-cell office:value-type="float" office:value="0.0000000164962972005208">
                <text:p>0.0000000164962972005208</text:p>
              </table:table-cell>
              <table:table-cell office:value-type="float" office:value="0.000000000123248817552312">
                <text:p>0.00000000012324881755231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37883676382212">
                <text:p>0.0000000137883676382212</text:p>
              </table:table-cell>
              <table:table-cell office:value-type="float" office:value="0.0000000158784555288462">
                <text:p>0.0000000158784555288462</text:p>
              </table:table-cell>
              <table:table-cell office:value-type="float" office:value="0.0000000000636682748863555">
                <text:p>0.000000000063668274886355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29823695591518">
                <text:p>0.0000000129823695591518</text:p>
              </table:table-cell>
              <table:table-cell office:value-type="float" office:value="0.0000000155661272321429">
                <text:p>0.0000000155661272321429</text:p>
              </table:table-cell>
              <table:table-cell office:value-type="float" office:value="0.0000000000304396142721128">
                <text:p>0.000000000030439614272112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23050699869792">
                <text:p>0.0000000123050699869792</text:p>
              </table:table-cell>
              <table:table-cell office:value-type="float" office:value="0.0000000152288208007812">
                <text:p>0.0000000152288208007812</text:p>
              </table:table-cell>
              <table:table-cell office:value-type="float" office:value="0.0000000000242928058691339">
                <text:p>0.000000000024292805869133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56693267822266">
                <text:p>0.0000000156693267822266</text:p>
              </table:table-cell>
              <table:table-cell office:value-type="float" office:value="0.0000000149640083312988">
                <text:p>0.0000000149640083312988</text:p>
              </table:table-cell>
              <table:table-cell office:value-type="float" office:value="0.0000000000175686687879633">
                <text:p>0.000000000017568668787963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9934566722197">
                <text:p>0.0000000149934566722197</text:p>
              </table:table-cell>
              <table:table-cell office:value-type="float" office:value="0.0000000147700320973116">
                <text:p>0.0000000147700320973116</text:p>
              </table:table-cell>
              <table:table-cell office:value-type="float" office:value="0.00000000000964921303375357">
                <text:p>0.0000000000096492130337535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53817367553711">
                <text:p>0.0000000153817367553711</text:p>
              </table:table-cell>
              <table:table-cell office:value-type="float" office:value="0.0000000150350994533963">
                <text:p>0.0000000150350994533963</text:p>
              </table:table-cell>
              <table:table-cell office:value-type="float" office:value="0.0000000000044471841419455">
                <text:p>0.000000000004447184141945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53875451338919">
                <text:p>0.0000000153875451338919</text:p>
              </table:table-cell>
              <table:table-cell office:value-type="float" office:value="0.0000000152232722232216">
                <text:p>0.0000000152232722232216</text:p>
              </table:table-cell>
              <table:table-cell office:value-type="float" office:value="0.00000000000225465499468473">
                <text:p>0.0000000000022546549946847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46431827545166">
                <text:p>0.0000000146431827545166</text:p>
              </table:table-cell>
              <table:table-cell office:value-type="float" office:value="0.0000000147397422790527">
                <text:p>0.0000000147397422790527</text:p>
              </table:table-cell>
              <table:table-cell office:value-type="float" office:value="0.00000000000106301814582417">
                <text:p>0.0000000000010630181458241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0697501046317">
                <text:p>0.000000010697501046317</text:p>
              </table:table-cell>
              <table:table-cell office:value-type="float" office:value="0.0000000145242146083287">
                <text:p>0.0000000145242146083287</text:p>
              </table:table-cell>
              <table:table-cell office:value-type="float" office:value="0.000000000000555592653089794">
                <text:p>0.00000000000055559265308979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04338234121149">
                <text:p>0.0000000104338234121149</text:p>
              </table:table-cell>
              <table:table-cell office:value-type="float" office:value="0.0000000145354487679221">
                <text:p>0.0000000145354487679221</text:p>
              </table:table-cell>
              <table:table-cell office:value-type="float" office:value="0.000000000000292867695514262">
                <text:p>0.00000000000029286769551426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7399381554645">
                <text:p>0.0000000117399381554645</text:p>
              </table:table-cell>
              <table:table-cell office:value-type="float" office:value="0.0000000142401612323263">
                <text:p>0.0000000142401612323263</text:p>
              </table:table-cell>
              <table:table-cell office:value-type="float" office:value="0.000000000000139700591581854">
                <text:p>0.00000000000013970059158185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2951675653458">
                <text:p>0.0000000102951675653458</text:p>
              </table:table-cell>
              <table:table-cell office:value-type="float" office:value="0.0000000141464720169703">
                <text:p>0.0000000141464720169703</text:p>
              </table:table-cell>
              <table:table-cell office:value-type="float" office:value="0.0000000000000624975650915393">
                <text:p>0.0000000000000624975650915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831cm" svg:y="0.418cm" chart:style-name="ch2">
          <text:p>Priority Queues - DeleteMin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316cm" svg:y="2.925cm" svg:width="14.643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245718">
                <text:p>0.0000245718</text:p>
                <draw:g>
                  <svg:desc>Sheet1.L4:Sheet1.L22</svg:desc>
                </draw:g>
              </table:table-cell>
              <table:table-cell office:value-type="float" office:value="0.0000276252">
                <text:p>0.0000276252</text:p>
                <draw:g>
                  <svg:desc>Sheet1.M4:Sheet1.M22</svg:desc>
                </draw:g>
              </table:table-cell>
              <table:table-cell office:value-type="float" office:value="0.0000087706">
                <text:p>0.000008770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490566">
                <text:p>0.0000490566</text:p>
              </table:table-cell>
              <table:table-cell office:value-type="float" office:value="0.0000567376">
                <text:p>0.0000567376</text:p>
              </table:table-cell>
              <table:table-cell office:value-type="float" office:value="0.0000010332">
                <text:p>0.00000103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157072">
                <text:p>0.0001157072</text:p>
              </table:table-cell>
              <table:table-cell office:value-type="float" office:value="0.000133007">
                <text:p>0.000133007</text:p>
              </table:table-cell>
              <table:table-cell office:value-type="float" office:value="0.0000013224">
                <text:p>0.0000013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124094">
                <text:p>0.0001124094</text:p>
              </table:table-cell>
              <table:table-cell office:value-type="float" office:value="0.0000902412">
                <text:p>0.0000902412</text:p>
              </table:table-cell>
              <table:table-cell office:value-type="float" office:value="0.0000004514">
                <text:p>0.00000045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3902">
                <text:p>0.000223902</text:p>
              </table:table-cell>
              <table:table-cell office:value-type="float" office:value="0.0001945044">
                <text:p>0.0001945044</text:p>
              </table:table-cell>
              <table:table-cell office:value-type="float" office:value="0.000000474">
                <text:p>0.00000047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377268">
                <text:p>0.000377268</text:p>
              </table:table-cell>
              <table:table-cell office:value-type="float" office:value="0.0004015706">
                <text:p>0.0004015706</text:p>
              </table:table-cell>
              <table:table-cell office:value-type="float" office:value="0.000000499">
                <text:p>0.0000004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7243452">
                <text:p>0.0007243452</text:p>
              </table:table-cell>
              <table:table-cell office:value-type="float" office:value="0.000810826">
                <text:p>0.000810826</text:p>
              </table:table-cell>
              <table:table-cell office:value-type="float" office:value="0.0000005448">
                <text:p>0.00000054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468406">
                <text:p>0.001468406</text:p>
              </table:table-cell>
              <table:table-cell office:value-type="float" office:value="0.001690992">
                <text:p>0.001690992</text:p>
              </table:table-cell>
              <table:table-cell office:value-type="float" office:value="0.000000581">
                <text:p>0.00000058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2977844">
                <text:p>0.002977844</text:p>
              </table:table-cell>
              <table:table-cell office:value-type="float" office:value="0.003570496">
                <text:p>0.003570496</text:p>
              </table:table-cell>
              <table:table-cell office:value-type="float" office:value="0.0000005716">
                <text:p>0.000000571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6048188">
                <text:p>0.006048188</text:p>
              </table:table-cell>
              <table:table-cell office:value-type="float" office:value="0.00748527">
                <text:p>0.00748527</text:p>
              </table:table-cell>
              <table:table-cell office:value-type="float" office:value="0.0000009362">
                <text:p>0.000000936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643048">
                <text:p>0.01643048</text:p>
              </table:table-cell>
              <table:table-cell office:value-type="float" office:value="0.0156909">
                <text:p>0.0156909</text:p>
              </table:table-cell>
              <table:table-cell office:value-type="float" office:value="0.0000013864">
                <text:p>0.000001386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3340878">
                <text:p>0.03340878</text:p>
              </table:table-cell>
              <table:table-cell office:value-type="float" office:value="0.03291094">
                <text:p>0.03291094</text:p>
              </table:table-cell>
              <table:table-cell office:value-type="float" office:value="0.0000015562">
                <text:p>0.000001556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7258014">
                <text:p>0.07258014</text:p>
              </table:table-cell>
              <table:table-cell office:value-type="float" office:value="0.0709445">
                <text:p>0.0709445</text:p>
              </table:table-cell>
              <table:table-cell office:value-type="float" office:value="0.0000014634">
                <text:p>0.000001463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1532826">
                <text:p>0.1532826</text:p>
              </table:table-cell>
              <table:table-cell office:value-type="float" office:value="0.1516462">
                <text:p>0.1516462</text:p>
              </table:table-cell>
              <table:table-cell office:value-type="float" office:value="0.0000015116">
                <text:p>0.000001511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3070898">
                <text:p>0.3070898</text:p>
              </table:table-cell>
              <table:table-cell office:value-type="float" office:value="0.3091148">
                <text:p>0.3091148</text:p>
              </table:table-cell>
              <table:table-cell office:value-type="float" office:value="0.0000014502">
                <text:p>0.00000145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47112">
                <text:p>0.47112</text:p>
              </table:table-cell>
              <table:table-cell office:value-type="float" office:value="0.6396492">
                <text:p>0.6396492</text:p>
              </table:table-cell>
              <table:table-cell office:value-type="float" office:value="0.0000015406">
                <text:p>0.000001540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9627778">
                <text:p>0.9627778</text:p>
              </table:table-cell>
              <table:table-cell office:value-type="float" office:value="1.341254">
                <text:p>1.341254</text:p>
              </table:table-cell>
              <table:table-cell office:value-type="float" office:value="0.000001649">
                <text:p>0.00000164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.26508">
                <text:p>2.26508</text:p>
              </table:table-cell>
              <table:table-cell office:value-type="float" office:value="2.747468">
                <text:p>2.747468</text:p>
              </table:table-cell>
              <table:table-cell office:value-type="float" office:value="0.0000015958">
                <text:p>0.000001595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.145382">
                <text:p>4.145382</text:p>
              </table:table-cell>
              <table:table-cell office:value-type="float" office:value="5.696122">
                <text:p>5.696122</text:p>
              </table:table-cell>
              <table:table-cell office:value-type="float" office:value="0.0000014472">
                <text:p>0.0000014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